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5.8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2.2866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611in"/>
    </style:style>
    <style:style style:name="co9" style:family="table-column">
      <style:table-column-properties fo:break-before="auto" style:column-width="0.3783in"/>
    </style:style>
    <style:style style:name="co10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3f3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f3f3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>
      <style:table-cell-properties fo:background-color="#f3f3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Linear Rail for X Axis</text:p>
          </table:table-cell>
          <table:table-cell table:style-name="ce3" office:value-type="string" calcext:value-type="string">
            <text:p><text:a xlink:href="https://www.aliexpress.com/item/3256804722090559.html?spm=a2g0o.order_detail.order_detail_item.3.62bcf19c88MDfH" xlink:type="simple">https://www.aliexpress.com/item/3256804722090559.html?spm=a2g0o.order_detail.order_detail_item.3.62bcf19c88MDfH</text:a>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Linear Rail for Y Axis</text:p>
          </table:table-cell>
          <table:table-cell table:style-name="ce3" office:value-type="string" calcext:value-type="string">
            <text:p><text:a xlink:href="https://www.aliexpress.com/item/3256804722090559.html?spm=a2g0o.order_detail.order_detail_item.5.62bcf19c88MDfH" xlink:type="simple">https://www.aliexpress.com/item/3256804722090559.html?spm=a2g0o.order_detail.order_detail_item.5.62bcf19c88MDfH</text:a>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Linear Rail for Z Axis</text:p>
          </table:table-cell>
          <table:table-cell table:style-name="ce3" office:value-type="string" calcext:value-type="string">
            <text:p><text:a xlink:href="https://www.aliexpress.com/item/3256804722090559.html?spm=a2g0o.order_detail.order_detail_item.7.62bcf19c88MDfH" xlink:type="simple">https://www.aliexpress.com/item/3256804722090559.html?spm=a2g0o.order_detail.order_detail_item.7.62bcf19c88MDfH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Voron Motion Kit</text:p>
          </table:table-cell>
          <table:table-cell table:style-name="ce3" office:value-type="string" calcext:value-type="string">
            <text:p><text:a xlink:href="https://www.aliexpress.com/item/3256803752663278.html?spm=a2g0o.order_list.order_list_main.26.3d7918029KfcTF" xlink:type="simple">https://www.aliexpress.com/item/3256803752663278.html?spm=a2g0o.order_list.order_list_main.26.3d7918029KfcTF</text:a>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tend Assembly</text:p>
          </table:table-cell>
          <table:table-cell office:value-type="string" calcext:value-type="string">
            <text:p>Stealthburner Parts</text:p>
          </table:table-cell>
          <table:table-cell table:style-name="ce4" office:value-type="string" calcext:value-type="string">
            <text:p><text:a xlink:href="https://www.aliexpress.us/item/3256804449233315.html?spm=a2g0o.order_list.order_list_main.10.3d7918029KfcTF&amp;gatewayAdapt=glo2usa" xlink:type="simple">https://www.aliexpress.us/item/3256804449233315.html?spm=a2g0o.order_list.order_list_main.10.3d7918029KfcTF&amp;gatewayAdapt=glo2usa</text:a>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tend Assembly</text:p>
          </table:table-cell>
          <table:table-cell office:value-type="string" calcext:value-type="string">
            <text:p>Tap</text:p>
          </table:table-cell>
          <table:table-cell table:style-name="ce4" office:value-type="string" calcext:value-type="string">
            <text:p><text:a xlink:href="https://www.aliexpress.com/item/3256805352633425.html?spm=a2g0o.order_list.order_list_main.21.3d7918029KfcTF" xlink:type="simple">https://www.aliexpress.com/item/3256805352633425.html?spm=a2g0o.order_list.order_list_main.21.3d7918029KfcTF</text:a>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therboard</text:p>
          </table:table-cell>
          <table:table-cell office:value-type="string" calcext:value-type="string">
            <text:p>M8P+CB1+8TMC2209</text:p>
          </table:table-cell>
          <table:table-cell office:value-type="string" calcext:value-type="string">
            <text:p><text:a xlink:href="https://biqu.equipment/products/manta-m4p-m8p?variant=39847239155810" xlink:type="simple">https://biqu.equipment/products/manta-m4p-m8p?variant=39847239155810</text:a>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tend Assembly</text:p>
          </table:table-cell>
          <table:table-cell office:value-type="string" calcext:value-type="string">
            <text:p>SB2209 CAN for Stealthburner</text:p>
          </table:table-cell>
          <table:table-cell office:value-type="string" calcext:value-type="string">
            <text:p><text:a xlink:href="https://biqu.equipment/products/bigtreetech-ebb-sb2209-can-v1-0?variant=40214282731618" xlink:type="simple">https://biqu.equipment/products/bigtreetech-ebb-sb2209-can-v1-0?variant=40214282731618</text:a>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" table:style-name="ta1"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8"/>
        <table:table-row table:style-name="ro3">
          <table:table-cell table:style-name="Default"/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Path</text:p>
          </table:table-cell>
          <table:table-cell table:style-name="ce6" office:value-type="string" calcext:value-type="string">
            <text:p>Github Repo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Function Part</text:p>
          </table:table-cell>
        </table:table-row>
        <table:table-row table:style-name="ro4">
          <table:table-cell office:value-type="string" calcext:value-type="string">
            <text:p>Z Axis</text:p>
          </table:table-cell>
          <table:table-cell office:value-type="string" calcext:value-type="string">
            <text:p>NEW_z_drive_main_a_x2</text:p>
          </table:table-cell>
          <table:table-cell table:number-columns-repeated="4"/>
        </table:table-row>
        <table:table-row table:style-name="ro4">
          <table:table-cell/>
          <table:table-cell table:style-name="ce7" office:value-type="string" calcext:value-type="string">
            <text:p>NEW_z_drive_main_b_x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z_drive_retainer_a_x2.stl</text:p>
          </table:table-cell>
          <table:table-cell office:value-type="string" calcext:value-type="string">
            <text:p>STLs/Z_Drive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z_drive_retainer_b_x2.stl</text:p>
          </table:table-cell>
          <table:table-cell office:value-type="string" calcext:value-type="string">
            <text:p>STLs/Z_Drive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[a]_belt_tensioner_a_x2.stl</text:p>
          </table:table-cell>
          <table:table-cell office:value-type="string" calcext:value-type="string">
            <text:p>STLs/Z_Drive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[a]_belt_tensioner_b_x2.stl</text:p>
          </table:table-cell>
          <table:table-cell office:value-type="string" calcext:value-type="string">
            <text:p>STLs/Z_Drive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[a]_z_drive_baseplate_a_x2.stl</text:p>
          </table:table-cell>
          <table:table-cell office:value-type="string" calcext:value-type="string">
            <text:p>STLs/Z_Drive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[a]_z_drive_baseplate_b_x2.stl</text:p>
          </table:table-cell>
          <table:table-cell office:value-type="string" calcext:value-type="string">
            <text:p>STLs/Z_Drive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z_tensioner_bracket_a_x2.stl</text:p>
          </table:table-cell>
          <table:table-cell office:value-type="string" calcext:value-type="string">
            <text:p>STLs/Z_Idlers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z_tensioner_bracket_b_x2.stl</text:p>
          </table:table-cell>
          <table:table-cell office:value-type="string" calcext:value-type="string">
            <text:p>STLs/Z_Idlers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[a]_z_tensioner9mm.stl</text:p>
          </table:table-cell>
          <table:table-cell office:value-type="string" calcext:value-type="string">
            <text:p>STLs/Z_Idlers</text:p>
          </table:table-cell>
          <table:table-cell office:value-type="string" calcext:value-type="string">
            <text:p>VoronDesign/Voron-2</text:p>
          </table:table-cell>
          <table:table-cell office:value-type="float" office:value="4" calcext:value-type="float">
            <text:p>4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30T15:55:32.694000000</meta:creation-date>
    <dc:date>2023-06-30T16:09:07.697000000</dc:date>
    <meta:editing-duration>PT13M35S</meta:editing-duration>
    <meta:editing-cycles>1</meta:editing-cycles>
    <meta:document-statistic meta:table-count="2" meta:cell-count="95" meta:object-count="0"/>
    <meta:generator>LibreOffice/7.4.3.2$Windows_X86_64 LibreOffice_project/1048a8393ae2eeec98dff31b5c133c5f1d08b890</meta:generator>
  </office:meta>
</office:document-meta>
</file>